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8b368" officeooo:paragraph-rsid="0018b368"/>
    </style:style>
    <style:style style:name="P2" style:family="paragraph" style:parent-style-name="Text_20_body">
      <style:text-properties officeooo:rsid="0019c2e2" officeooo:paragraph-rsid="001ae58e"/>
    </style:style>
    <style:style style:name="P3" style:family="paragraph" style:parent-style-name="Text_20_body">
      <style:text-properties fo:font-style="normal" style:text-underline-style="solid" style:text-underline-width="auto" style:text-underline-color="font-color" officeooo:rsid="001e9753" officeooo:paragraph-rsid="001e9753" style:font-style-asian="normal" style:font-style-complex="normal"/>
    </style:style>
    <style:style style:name="P4" style:family="paragraph" style:parent-style-name="Text_20_body">
      <style:text-properties fo:font-style="normal" style:text-underline-style="solid" style:text-underline-width="auto" style:text-underline-color="font-color" officeooo:rsid="004450d0" officeooo:paragraph-rsid="004450d0" style:font-style-asian="normal" style:font-style-complex="normal"/>
    </style:style>
    <style:style style:name="P5" style:family="paragraph" style:parent-style-name="Text_20_body">
      <style:text-properties fo:font-style="normal" style:text-underline-style="solid" style:text-underline-width="auto" style:text-underline-color="font-color" officeooo:rsid="0044c70e" officeooo:paragraph-rsid="0044c70e" style:font-style-asian="normal" style:font-style-complex="normal"/>
    </style:style>
    <style:style style:name="P6" style:family="paragraph" style:parent-style-name="Text_20_body">
      <style:text-properties fo:font-style="normal" style:text-underline-style="solid" style:text-underline-width="auto" style:text-underline-color="font-color" officeooo:rsid="0044ddd8" officeooo:paragraph-rsid="0044ddd8" style:font-style-asian="normal" style:font-style-complex="normal"/>
    </style:style>
    <style:style style:name="P7" style:family="paragraph" style:parent-style-name="Text_20_body">
      <style:text-properties fo:font-style="normal" style:text-underline-style="solid" style:text-underline-width="auto" style:text-underline-color="font-color" officeooo:rsid="006c5a96" officeooo:paragraph-rsid="006c5a96" style:font-style-asian="normal" style:font-style-complex="normal"/>
    </style:style>
    <style:style style:name="P8" style:family="paragraph" style:parent-style-name="Text_20_body">
      <style:text-properties fo:font-style="normal" style:text-underline-style="none" officeooo:rsid="001feafe" officeooo:paragraph-rsid="001feafe" style:font-style-asian="normal" style:font-style-complex="normal"/>
    </style:style>
    <style:style style:name="P9" style:family="paragraph" style:parent-style-name="Text_20_body">
      <style:text-properties fo:font-style="normal" style:text-underline-style="none" officeooo:rsid="00276535" officeooo:paragraph-rsid="00276535" style:font-style-asian="normal" style:font-style-complex="normal"/>
    </style:style>
    <style:style style:name="P10" style:family="paragraph" style:parent-style-name="Text_20_body">
      <style:text-properties fo:font-style="normal" style:text-underline-style="none" officeooo:rsid="002b0ef9" officeooo:paragraph-rsid="002b0ef9" style:font-style-asian="normal" style:font-style-complex="normal"/>
    </style:style>
    <style:style style:name="P11" style:family="paragraph" style:parent-style-name="Text_20_body">
      <style:text-properties fo:font-style="normal" style:text-underline-style="none" officeooo:rsid="002cd776" officeooo:paragraph-rsid="002cd776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34f4e0" officeooo:paragraph-rsid="0034f4e0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36d378" officeooo:paragraph-rsid="0036d378" style:font-style-asian="normal" style:font-style-complex="normal"/>
    </style:style>
    <style:style style:name="P14" style:family="paragraph" style:parent-style-name="Text_20_body">
      <style:text-properties fo:font-style="normal" style:text-underline-style="none" officeooo:rsid="003afa21" officeooo:paragraph-rsid="003afa21" style:font-style-asian="normal" style:font-style-complex="normal"/>
    </style:style>
    <style:style style:name="P15" style:family="paragraph" style:parent-style-name="Text_20_body">
      <style:text-properties fo:font-style="normal" style:text-underline-style="none" officeooo:rsid="0045e0f1" officeooo:paragraph-rsid="0045e0f1" style:font-style-asian="normal" style:font-style-complex="normal"/>
    </style:style>
    <style:style style:name="P16" style:family="paragraph" style:parent-style-name="Text_20_body">
      <style:text-properties fo:font-style="normal" style:text-underline-style="none" officeooo:rsid="0046c01e" officeooo:paragraph-rsid="0046c01e" style:font-style-asian="normal" style:font-style-complex="normal"/>
    </style:style>
    <style:style style:name="P17" style:family="paragraph" style:parent-style-name="Text_20_body">
      <style:text-properties fo:font-style="normal" style:text-underline-style="none" officeooo:rsid="004bc3aa" officeooo:paragraph-rsid="004bc3aa" style:font-style-asian="normal" style:font-style-complex="normal"/>
    </style:style>
    <style:style style:name="P18" style:family="paragraph" style:parent-style-name="Text_20_body">
      <style:text-properties fo:font-style="normal" style:text-underline-style="none" officeooo:rsid="0052d36b" officeooo:paragraph-rsid="0052d36b" style:font-style-asian="normal" style:font-style-complex="normal"/>
    </style:style>
    <style:style style:name="P19" style:family="paragraph" style:parent-style-name="Text_20_body">
      <style:text-properties fo:font-style="normal" style:text-underline-style="none" officeooo:rsid="00562f92" officeooo:paragraph-rsid="00562f92" style:font-style-asian="normal" style:font-style-complex="normal"/>
    </style:style>
    <style:style style:name="P20" style:family="paragraph" style:parent-style-name="Text_20_body">
      <style:text-properties fo:font-style="normal" style:text-underline-style="none" officeooo:rsid="00584418" officeooo:paragraph-rsid="00584418" style:font-style-asian="normal" style:font-style-complex="normal"/>
    </style:style>
    <style:style style:name="P21" style:family="paragraph" style:parent-style-name="Text_20_body">
      <style:text-properties fo:font-style="normal" style:text-underline-style="none" officeooo:rsid="005aef06" officeooo:paragraph-rsid="005aef06" style:font-style-asian="normal" style:font-style-complex="normal"/>
    </style:style>
    <style:style style:name="P22" style:family="paragraph" style:parent-style-name="Text_20_body">
      <style:text-properties fo:font-style="normal" style:text-underline-style="none" officeooo:rsid="006167b1" officeooo:paragraph-rsid="006167b1" style:font-style-asian="normal" style:font-style-complex="normal"/>
    </style:style>
    <style:style style:name="P23" style:family="paragraph" style:parent-style-name="Text_20_body">
      <style:text-properties fo:font-style="normal" style:text-underline-style="none" officeooo:rsid="0065a27b" officeooo:paragraph-rsid="0065a27b" style:font-style-asian="normal" style:font-style-complex="normal"/>
    </style:style>
    <style:style style:name="P24" style:family="paragraph" style:parent-style-name="Text_20_body">
      <style:text-properties fo:font-style="normal" style:text-underline-style="none" officeooo:rsid="006d20f9" officeooo:paragraph-rsid="006d20f9" style:font-style-asian="normal" style:font-style-complex="normal"/>
    </style:style>
    <style:style style:name="P25" style:family="paragraph" style:parent-style-name="Text_20_body">
      <style:text-properties fo:font-style="normal" style:text-underline-style="none" officeooo:rsid="006ec4cb" officeooo:paragraph-rsid="006ec4cb" style:font-style-asian="normal" style:font-style-complex="normal"/>
    </style:style>
    <style:style style:name="P26" style:family="paragraph" style:parent-style-name="Text_20_body">
      <style:text-properties fo:font-style="normal" style:text-underline-style="none" officeooo:rsid="0070655b" officeooo:paragraph-rsid="0070655b" style:font-style-asian="normal" style:font-style-complex="normal"/>
    </style:style>
    <style:style style:name="P27" style:family="paragraph" style:parent-style-name="Text_20_body">
      <style:text-properties fo:font-style="normal" style:text-underline-style="none" officeooo:rsid="0071eba5" officeooo:paragraph-rsid="0071eba5" style:font-style-asian="normal" style:font-style-complex="normal"/>
    </style:style>
    <style:style style:name="P28" style:family="paragraph" style:parent-style-name="Text_20_body">
      <style:text-properties fo:font-style="normal" style:text-underline-style="none" officeooo:rsid="0072d6aa" officeooo:paragraph-rsid="0072d6aa" style:font-style-asian="normal" style:font-style-complex="normal"/>
    </style:style>
    <style:style style:name="P29" style:family="paragraph" style:parent-style-name="Text_20_body">
      <style:text-properties fo:font-style="normal" style:text-underline-style="none" officeooo:rsid="007b4292" officeooo:paragraph-rsid="007b4292" style:font-style-asian="normal" style:font-style-complex="normal"/>
    </style:style>
    <style:style style:name="P30" style:family="paragraph" style:parent-style-name="Text_20_body">
      <style:text-properties fo:font-style="normal" style:text-underline-style="none" officeooo:rsid="007b48d5" officeooo:paragraph-rsid="007b48d5" style:font-style-asian="normal" style:font-style-complex="normal"/>
    </style:style>
    <style:style style:name="P31" style:family="paragraph" style:parent-style-name="Text_20_body">
      <style:text-properties fo:font-style="normal" style:text-underline-style="none" officeooo:rsid="007bd16b" officeooo:paragraph-rsid="007bd16b" style:font-style-asian="normal" style:font-style-complex="normal"/>
    </style:style>
    <style:style style:name="P32" style:family="paragraph" style:parent-style-name="Text_20_body">
      <style:text-properties officeooo:paragraph-rsid="00487fbf"/>
    </style:style>
    <style:style style:name="P33" style:family="paragraph" style:parent-style-name="Text_20_body">
      <style:paragraph-properties fo:break-before="page"/>
      <style:text-properties fo:font-style="normal" style:text-underline-style="solid" style:text-underline-width="auto" style:text-underline-color="font-color" officeooo:rsid="004450d0" officeooo:paragraph-rsid="004450d0" style:font-style-asian="normal" style:font-style-complex="normal"/>
    </style:style>
    <style:style style:name="P34" style:family="paragraph" style:parent-style-name="Title">
      <style:text-properties officeooo:rsid="0018b368" officeooo:paragraph-rsid="0018b368"/>
    </style:style>
    <style:style style:name="P35" style:family="paragraph" style:parent-style-name="Text_20_body" style:list-style-name="L1">
      <style:text-properties fo:font-style="normal" style:text-underline-style="none" officeooo:rsid="002dc443" officeooo:paragraph-rsid="002dc443" style:font-style-asian="normal" style:font-style-complex="normal"/>
    </style:style>
    <style:style style:name="P36" style:family="paragraph" style:parent-style-name="Text_20_body" style:list-style-name="L1">
      <style:text-properties fo:font-style="normal" style:text-underline-style="none" officeooo:rsid="00304bff" officeooo:paragraph-rsid="00304bff" style:font-style-asian="normal" style:font-style-complex="normal"/>
    </style:style>
    <style:style style:name="P37" style:family="paragraph" style:parent-style-name="Text_20_body" style:list-style-name="L1">
      <style:text-properties fo:font-style="normal" style:text-underline-style="none" officeooo:rsid="0032a1ba" officeooo:paragraph-rsid="0032a1ba" style:font-style-asian="normal" style:font-style-complex="normal"/>
    </style:style>
    <style:style style:name="P38" style:family="paragraph" style:parent-style-name="Text_20_body" style:list-style-name="L3">
      <style:text-properties fo:font-style="normal" style:text-underline-style="none" officeooo:rsid="006167b1" officeooo:paragraph-rsid="006167b1" style:font-style-asian="normal" style:font-style-complex="normal"/>
    </style:style>
    <style:style style:name="P39" style:family="paragraph" style:parent-style-name="Text_20_body" style:list-style-name="L3">
      <style:text-properties fo:font-style="normal" style:text-underline-style="none" officeooo:rsid="00623806" officeooo:paragraph-rsid="00623806" style:font-style-asian="normal" style:font-style-complex="normal"/>
    </style:style>
    <style:style style:name="P40" style:family="paragraph" style:parent-style-name="Text_20_body" style:list-style-name="L3">
      <style:text-properties fo:font-style="normal" style:text-underline-style="none" officeooo:rsid="00634300" officeooo:paragraph-rsid="00634300" style:font-style-asian="normal" style:font-style-complex="normal"/>
    </style:style>
    <style:style style:name="P41" style:family="paragraph" style:parent-style-name="Text_20_body" style:list-style-name="L2">
      <style:text-properties fo:font-style="normal" style:text-underline-style="none" fo:font-weight="bold" officeooo:rsid="00562f92" officeooo:paragraph-rsid="00562f92" style:font-style-asian="normal" style:font-weight-asian="bold" style:font-style-complex="normal" style:font-weight-complex="bold"/>
    </style:style>
    <style:style style:name="P42" style:family="paragraph" style:parent-style-name="Text_20_body">
      <style:text-properties fo:font-style="normal" style:text-underline-style="solid" style:text-underline-width="auto" style:text-underline-color="font-color" officeooo:rsid="001f0ec2" officeooo:paragraph-rsid="001f0ec2" style:font-style-asian="normal" style:font-style-complex="normal"/>
    </style:style>
    <style:style style:name="P43" style:family="paragraph" style:parent-style-name="Text_20_body">
      <style:text-properties fo:font-style="normal" style:text-underline-style="solid" style:text-underline-width="auto" style:text-underline-color="font-color" officeooo:rsid="00336ca3" officeooo:paragraph-rsid="00336ca3" style:font-style-asian="normal" style:font-style-complex="normal"/>
    </style:style>
    <style:style style:name="P44" style:family="paragraph" style:parent-style-name="Text_20_body">
      <style:text-properties fo:font-style="normal" style:text-underline-style="solid" style:text-underline-width="auto" style:text-underline-color="font-color" officeooo:rsid="0037dd73" officeooo:paragraph-rsid="0037dd73" style:font-style-asian="normal" style:font-style-complex="normal"/>
    </style:style>
    <style:style style:name="P45" style:family="paragraph" style:parent-style-name="Text_20_body">
      <style:text-properties fo:font-style="normal" style:text-underline-style="solid" style:text-underline-width="auto" style:text-underline-color="font-color" officeooo:rsid="00425122" officeooo:paragraph-rsid="00425122" style:font-style-asian="normal" style:font-style-complex="normal"/>
    </style:style>
    <style:style style:name="P46" style:family="paragraph" style:parent-style-name="Text_20_body">
      <style:text-properties fo:font-style="normal" style:text-underline-style="solid" style:text-underline-width="auto" style:text-underline-color="font-color" officeooo:rsid="0052654f" officeooo:paragraph-rsid="0052654f" style:font-style-asian="normal" style:font-style-complex="normal"/>
    </style:style>
    <style:style style:name="P47" style:family="paragraph" style:parent-style-name="Text_20_body">
      <style:text-properties fo:font-style="normal" style:text-underline-style="solid" style:text-underline-width="auto" style:text-underline-color="font-color" officeooo:rsid="005aef06" officeooo:paragraph-rsid="005aef06" style:font-style-asian="normal" style:font-style-complex="normal"/>
    </style:style>
    <style:style style:name="T1" style:family="text">
      <style:text-properties officeooo:rsid="001ae58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e58e" style:font-style-asian="italic" style:font-style-complex="italic"/>
    </style:style>
    <style:style style:name="T4" style:family="text">
      <style:text-properties fo:font-style="italic" officeooo:rsid="001bd5da" style:font-style-asian="italic" style:font-style-complex="italic"/>
    </style:style>
    <style:style style:name="T5" style:family="text">
      <style:text-properties fo:font-style="italic" officeooo:rsid="00238286" style:font-style-asian="italic" style:font-style-complex="italic"/>
    </style:style>
    <style:style style:name="T6" style:family="text">
      <style:text-properties fo:font-style="italic" officeooo:rsid="003d4389" style:font-style-asian="italic" style:font-style-complex="italic"/>
    </style:style>
    <style:style style:name="T7" style:family="text">
      <style:text-properties fo:font-style="italic" officeooo:rsid="004d7c4d" style:font-style-asian="italic" style:font-style-complex="italic"/>
    </style:style>
    <style:style style:name="T8" style:family="text">
      <style:text-properties fo:font-style="italic" officeooo:rsid="0054ac14" style:font-style-asian="italic" style:font-style-complex="italic"/>
    </style:style>
    <style:style style:name="T9" style:family="text">
      <style:text-properties fo:font-style="italic" officeooo:rsid="005905a9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ae58e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bd5d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3828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d438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4d7c4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54ac14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5905a9" style:font-style-asian="italic" style:font-weight-asian="bold" style:font-style-complex="italic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1ae58e" style:font-style-asian="normal" style:font-style-complex="normal"/>
    </style:style>
    <style:style style:name="T20" style:family="text">
      <style:text-properties fo:font-style="normal" officeooo:rsid="001bd5da" style:font-style-asian="normal" style:font-style-complex="normal"/>
    </style:style>
    <style:style style:name="T21" style:family="text">
      <style:text-properties fo:font-style="normal" style:text-underline-style="none" officeooo:rsid="00487fbf" style:font-style-asian="normal" style:font-style-complex="normal"/>
    </style:style>
    <style:style style:name="T22" style:family="text">
      <style:text-properties fo:font-style="normal" style:text-underline-style="none" officeooo:rsid="0049ac73" style:font-style-asian="normal" style:font-style-complex="normal"/>
    </style:style>
    <style:style style:name="T23" style:family="text">
      <style:text-properties fo:font-style="normal" style:text-underline-style="none" officeooo:rsid="004b2510" style:font-style-asian="normal" style:font-style-complex="normal"/>
    </style:style>
    <style:style style:name="T24" style:family="text">
      <style:text-properties fo:font-style="normal" style:text-underline-style="none" officeooo:rsid="004b35e0" style:font-style-asian="normal" style:font-style-complex="normal"/>
    </style:style>
    <style:style style:name="T25" style:family="text">
      <style:text-properties fo:font-style="normal" style:text-underline-style="solid" style:text-underline-width="auto" style:text-underline-color="font-color" officeooo:rsid="001ae58e" style:font-style-asian="normal" style:font-style-complex="normal"/>
    </style:style>
    <style:style style:name="T26" style:family="text">
      <style:text-properties fo:font-style="normal" style:text-underline-style="solid" style:text-underline-width="auto" style:text-underline-color="font-color" officeooo:rsid="001bd5da" style:font-style-asian="normal" style:font-style-complex="normal"/>
    </style:style>
    <style:style style:name="T27" style:family="text">
      <style:text-properties officeooo:rsid="00238286"/>
    </style:style>
    <style:style style:name="T28" style:family="text">
      <style:text-properties officeooo:rsid="0025b9fa"/>
    </style:style>
    <style:style style:name="T29" style:family="text">
      <style:text-properties officeooo:rsid="002dfa6c"/>
    </style:style>
    <style:style style:name="T30" style:family="text">
      <style:text-properties officeooo:rsid="002fa2d8"/>
    </style:style>
    <style:style style:name="T31" style:family="text">
      <style:text-properties officeooo:rsid="003104d1"/>
    </style:style>
    <style:style style:name="T32" style:family="text">
      <style:text-properties officeooo:rsid="003324d5"/>
    </style:style>
    <style:style style:name="T33" style:family="text">
      <style:text-properties officeooo:rsid="0038beb6"/>
    </style:style>
    <style:style style:name="T34" style:family="text">
      <style:text-properties officeooo:rsid="003d4389"/>
    </style:style>
    <style:style style:name="T35" style:family="text">
      <style:text-properties officeooo:rsid="003dc259"/>
    </style:style>
    <style:style style:name="T36" style:family="text">
      <style:text-properties officeooo:rsid="003f7e2b"/>
    </style:style>
    <style:style style:name="T37" style:family="text">
      <style:text-properties officeooo:rsid="0046d65c"/>
    </style:style>
    <style:style style:name="T38" style:family="text">
      <style:text-properties officeooo:rsid="004d7c4d"/>
    </style:style>
    <style:style style:name="T39" style:family="text">
      <style:text-properties officeooo:rsid="004e1957"/>
    </style:style>
    <style:style style:name="T40" style:family="text">
      <style:text-properties officeooo:rsid="004f17ef"/>
    </style:style>
    <style:style style:name="T41" style:family="text">
      <style:text-properties officeooo:rsid="00508624"/>
    </style:style>
    <style:style style:name="T42" style:family="text">
      <style:text-properties officeooo:rsid="00543320"/>
    </style:style>
    <style:style style:name="T43" style:family="text">
      <style:text-properties officeooo:rsid="0054ac14"/>
    </style:style>
    <style:style style:name="T44" style:family="text">
      <style:text-properties officeooo:rsid="0055c2d4"/>
    </style:style>
    <style:style style:name="T45" style:family="text">
      <style:text-properties officeooo:rsid="005905a9"/>
    </style:style>
    <style:style style:name="T46" style:family="text">
      <style:text-properties officeooo:rsid="005be825"/>
    </style:style>
    <style:style style:name="T47" style:family="text">
      <style:text-properties officeooo:rsid="005dc21c"/>
    </style:style>
    <style:style style:name="T48" style:family="text">
      <style:text-properties officeooo:rsid="0065960f"/>
    </style:style>
    <style:style style:name="T49" style:family="text">
      <style:text-properties officeooo:rsid="00678ddd"/>
    </style:style>
    <style:style style:name="T50" style:family="text">
      <style:text-properties officeooo:rsid="00697afa"/>
    </style:style>
    <style:style style:name="T51" style:family="text">
      <style:text-properties officeooo:rsid="006b7f26"/>
    </style:style>
    <style:style style:name="T52" style:family="text">
      <style:text-properties officeooo:rsid="006d5094"/>
    </style:style>
    <style:style style:name="T53" style:family="text">
      <style:text-properties officeooo:rsid="00739110"/>
    </style:style>
    <style:style style:name="T54" style:family="text">
      <style:text-properties officeooo:rsid="007517ba"/>
    </style:style>
    <style:style style:name="T55" style:family="text">
      <style:text-properties officeooo:rsid="00752235"/>
    </style:style>
    <style:style style:name="T56" style:family="text">
      <style:text-properties officeooo:rsid="0075dd4f"/>
    </style:style>
    <style:style style:name="T57" style:family="text">
      <style:text-properties officeooo:rsid="0076d5b3"/>
    </style:style>
    <style:style style:name="T58" style:family="text">
      <style:text-properties officeooo:rsid="00779a3c"/>
    </style:style>
    <style:style style:name="T59" style:family="text">
      <style:text-properties officeooo:rsid="00784c9f"/>
    </style:style>
    <style:style style:name="T60" style:family="text">
      <style:text-properties officeooo:rsid="007a5973"/>
    </style:style>
    <style:style style:name="T61" style:family="text">
      <style:text-properties officeooo:rsid="007cbbf3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25b9fa"/>
    </style:style>
    <style:style style:name="T65" style:family="text">
      <style:text-properties style:text-underline-style="solid" style:text-underline-width="auto" style:text-underline-color="font-color" officeooo:rsid="003f7e2b"/>
    </style:style>
    <style:style style:name="T66" style:family="text">
      <style:text-properties style:text-underline-style="solid" style:text-underline-width="auto" style:text-underline-color="font-color" officeooo:rsid="004d7c4d"/>
    </style:style>
    <style:style style:name="T67" style:family="text">
      <style:text-properties officeooo:rsid="00ae5b9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oncurrency</text:p>
      <text:p text:style-name="P1">Semaphores</text:p>
      <text:p text:style-name="P2">Both <text:span text:style-name="T10">locks</text:span> and <text:span text:style-name="T10">condition variables</text:span> are needed to solve a broad range of relevant and interesting <text:span text:style-name="T10">concurrency problems</text:span>. <text:span text:style-name="T3">Edsger Dijkstra</text:span><text:span text:style-name="T1">, with his team, invented the </text:span><text:span text:style-name="T11">semaphore</text:span><text:span text:style-name="T19">. A </text:span><text:span text:style-name="T25">single primitive</text:span><text:span text:style-name="T19"> for all things related to <text:s/></text:span><text:span text:style-name="T11">synchronization</text:span><text:span text:style-name="T19">. </text:span><text:span text:style-name="T20">A </text:span><text:span text:style-name="T12">semaphore</text:span><text:span text:style-name="T20"> can thus be be used as </text:span><text:span text:style-name="T26">both</text:span><text:span text:style-name="T20"> </text:span><text:span text:style-name="T12">locks</text:span><text:span text:style-name="T20"> and </text:span><text:span text:style-name="T12">condition variables</text:span><text:span text:style-name="T20">. </text:span></text:p>
      <text:p text:style-name="P3">The Crux: How Do We Use Semaphores?</text:p>
      <text:p text:style-name="P42">31.1 Semaphores: A Definition</text:p>
      <text:p text:style-name="P8">A <text:span text:style-name="T10">semaphore</text:span> is an object with an integer value which we can manipulate with 2 routines: <text:span text:style-name="T10">sem_wait()</text:span> and <text:span text:style-name="T10">sem_post()</text:span>. <text:span text:style-name="T27">A semaphore must be </text:span><text:span text:style-name="T13">declared</text:span><text:span text:style-name="T27"> and </text:span><text:span text:style-name="T13">initialized</text:span><text:span text:style-name="T27"> as the </text:span><text:span text:style-name="T28">initial value determines its </text:span><text:span text:style-name="T64">behavior</text:span><text:span text:style-name="T28">. </text:span></text:p>
      <text:p text:style-name="P9">Check the <text:span text:style-name="T2">man-pages</text:span> (RTFM) semaphore (sem_wait() and sem_post()). </text:p>
      <text:p text:style-name="P10">As multiple threads will call into sem-wait() and sem_post(), there will be <text:span text:style-name="T10">race conditions</text:span> within them. </text:p>
      <text:p text:style-name="P11">Some <text:bookmark-start text:name="__DdeLink__5_3781801842"/>salient<text:bookmark-end text:name="__DdeLink__5_3781801842"/> aspects of the interface: </text:p>
      <text:list xml:id="list3256652090" text:style-name="L1">
        <text:list-item>
          <text:p text:style-name="P35">Sem_wait() will either return right away (value of semaphore was 1 or higher when we called) <text:span text:style-name="T29">or cause the caller to suspend execution waiting for a subsequent post. </text:span><text:span text:style-name="T30">If multiple threads calls sem_wait, they will be queued waiting to be woken. </text:span></text:p>
        </text:list-item>
        <text:list-item>
          <text:p text:style-name="P36">Sem_post() does not wait for a some particular condition to hold ike sem_wait(). <text:span text:style-name="T31">Rather it increments the value of the semaphore and then, if there is a thread waiting to be woken, wakes one of the up. </text:span></text:p>
        </text:list-item>
        <text:list-item>
          <text:p text:style-name="P37">When the value of the semaphore is negative, it represents the number of waiting threads. <text:span text:style-name="T32">This is a value which is not often seen by the semaphore user but it can be good to remember to fully understand how a semaphore functions. </text:span></text:p>
        </text:list-item>
      </text:list>
      <text:p text:style-name="P43">31.2 Binary Semaphores (Locks)</text:p>
      <text:p text:style-name="P12">A <text:span text:style-name="T10">semaphore</text:span> used as a <text:span text:style-name="T10">lock</text:span> is sometimes called a <text:span text:style-name="T10">binary semaphor</text:span><text:span text:style-name="T62">e</text:span>. </text:p>
      <text:p text:style-name="P13">See example &amp; do some coding!</text:p>
      <text:p text:style-name="P44">31.3 <text:span text:style-name="T33">Semaphores For Ordering</text:span></text:p>
      <text:p text:style-name="P14">Semaphores are also useful in <text:span text:style-name="T10">ordering</text:span> <text:span text:style-name="T10">events</text:span> in a concurrent program, <text:span text:style-name="T34">the </text:span><text:span text:style-name="T14">semaphore</text:span><text:span text:style-name="T34"> is then said to be used as a </text:span><text:span text:style-name="T14">ordering primitive</text:span><text:span text:style-name="T34"> </text:span><text:span text:style-name="T35">(similar to our use of condition variables). </text:span><text:span text:style-name="T36">For example when a </text:span><text:span text:style-name="T65">parent waits on a child</text:span><text:span text:style-name="T36"> to return. </text:span></text:p>
      <text:p text:style-name="P45">31.4 The Producer / Consumer (Bounded Buffer) Problem</text:p>
      <text:p text:style-name="P33">First Attempt</text:p>
      <text:p text:style-name="P15">We introduce 2 semaphores, empty and full. </text:p>
      <text:p text:style-name="P4">A Solution: Adding Mutual Exclusion</text:p>
      <text:p text:style-name="P16">We include a <text:span text:style-name="T10">mutex</text:span> <text:span text:style-name="T37">(filling of a buffer and incrementation of the index) </text:span></text:p>
      <text:p text:style-name="P5">Avoiding Deadlock</text:p>
      <text:p text:style-name="P32"><text:span text:style-name="T21">A consumer </text:span><text:span text:style-name="T22">holds the</text:span><text:span text:style-name="T21"> </text:span><text:span text:style-name="T22">mutex</text:span><text:span text:style-name="T21"> and waits for someone to signal full. A producer could signal full but waits for the mutex. </text:span><text:span text:style-name="T23">A classic </text:span><text:span text:style-name="T24">deadlock appears. </text:span></text:p>
      <text:p text:style-name="P6">At Last, A Working Solution</text:p>
      <text:p text:style-name="P17">We must reduce the scope of the <text:span text:style-name="T10">lock</text:span> just around the <text:span text:style-name="T10">critical section</text:span>. <text:span text:style-name="T38">Now, we have a simple and working </text:span><text:span text:style-name="T15">bounded buffer</text:span><text:span text:style-name="T38"> solution, a </text:span><text:span text:style-name="T66">commonly-used pattern</text:span><text:span text:style-name="T38"> in multi-threaded programs. </text:span><text:span text:style-name="T39">This is important to know in concurrent programming. </text:span><text:span text:style-name="T40">Code it </text:span><text:span text:style-name="T41">&amp; understand it!</text:span></text:p>
      <text:p text:style-name="P46">31.5 Reader-Writer Locks</text:p>
      <text:p text:style-name="P18"><text:span text:style-name="T43">The </text:span><text:span text:style-name="T16">reader-writer lock</text:span><text:span text:style-name="T43"> is a</text:span> <text:span text:style-name="T42">locking primitive </text:span>solution which stems from the desired to make more <text:span text:style-name="T63">flexible locks</text:span> for different data structures that might require different kinds of locking. <text:span text:style-name="T44">As long as we can guarantee that no insert is on-going, we can allow many lookups to proceed concurrently in a list. </text:span></text:p>
      <text:p text:style-name="P19">This is achieved by calling the operations: </text:p>
      <text:list xml:id="list3015130290" text:style-name="L2">
        <text:list-item>
          <text:p text:style-name="P41">rwlock_acquire_writelock()</text:p>
        </text:list-item>
        <text:list-item>
          <text:p text:style-name="P41">rwlock_release_writelock()</text:p>
        </text:list-item>
      </text:list>
      <text:p text:style-name="P20">Has some disadvantages when it come to <text:span text:style-name="T10">fairness</text:span><text:span text:style-name="T2"> </text:span><text:span text:style-name="T45">since </text:span><text:span text:style-name="T9">readers</text:span><text:span text:style-name="T45"> can </text:span><text:span text:style-name="T17">starve</text:span><text:span text:style-name="T45"> </text:span><text:span text:style-name="T9">writers</text:span><text:span text:style-name="T45">. </text:span></text:p>
      <text:p text:style-name="P47">31.6 The Dining Philosophers</text:p>
      <text:p text:style-name="P21">The dining philosopher’s <text:span text:style-name="T47">problem </text:span>is one of the <text:span text:style-name="T63">most famous concurrency problems</text:span> posed <text:span text:style-name="T46">and, again, solved by Dijkstra. </text:span></text:p>
      <text:p text:style-name="P22">The problem setup:</text:p>
      <text:list xml:id="list3530324484" text:style-name="L3">
        <text:list-item>
          <text:p text:style-name="P38">There are 5 philosophers in a ring</text:p>
        </text:list-item>
        <text:list-item>
          <text:p text:style-name="P38">There are 5 forks between every philosopher pair</text:p>
        </text:list-item>
        <text:list-item>
          <text:p text:style-name="P39">A philosopher can either:</text:p>
          <text:list>
            <text:list-item>
              <text:p text:style-name="P39">Think (using 0 forks)</text:p>
            </text:list-item>
            <text:list-item>
              <text:p text:style-name="P40">Eat (using 2 forks, <text:span text:style-name="T48">the adjacent left &amp; right forks</text:span>)</text:p>
            </text:list-item>
          </text:list>
        </text:list-item>
      </text:list>
      <text:p text:style-name="P23">This setup creates a <text:span text:style-name="T10">synchronization problem</text:span> <text:span text:style-name="T49">&amp; the key challenge is to create a getforks() and a putforks() such that there are no deadlocks, </text:span><text:span text:style-name="T50">no philosophers starves and concurrency is high. </text:span><text:span text:style-name="T51">Downey has solutions to the problem. </text:span></text:p>
      <text:p text:style-name="P7">Broken Solution</text:p>
      <text:p text:style-name="P24">We implement locks on all forks <text:span text:style-name="T52">resulting in a potential deadlock if all philosophers grabs the fork on their left before any philosoopher can gra</text:span><text:span text:style-name="T67">b</text:span><text:span text:style-name="T52"> their fork on their right.</text:span></text:p>
      <text:p text:style-name="P7"><text:soft-page-break/>A Solution: Breaking The Dependency</text:p>
      <text:p text:style-name="P25">The cycle of waiting is solved by introducing one philospher that grabs the <text:span text:style-name="T63">right-hand for</text:span>k first <text:span text:style-name="T63">instead of the left</text:span> (or at least the opposite to the others). </text:p>
      <text:p text:style-name="P26">Other famous problems include the cigarette smoker’s problem or the sleeping barber problem. </text:p>
      <text:p text:style-name="P27">31.7 How To Implement Semaphores</text:p>
      <text:p text:style-name="P28">Now, we use our <text:span text:style-name="T10">low-level synchronization primitives</text:span>, <text:span text:style-name="T10">locks</text:span> and <text:span text:style-name="T10">condition variables</text:span> <text:span text:style-name="T55">(C</text:span><text:span text:style-name="T56">V</text:span><text:span text:style-name="T55">s) </text:span><text:span text:style-name="T53">to build our own version of semaphores </text:span><text:span text:style-name="T54">called zemaphores. </text:span><text:span text:style-name="T57">In addition to the lock and condition variable, we also add a state variable to track the value of the semaphore. </text:span><text:span text:style-name="T58">The semaphore in Figure 31.16 is a simple working semaphore which is matching the current implementations in Linux </text:span><text:span text:style-name="T59">(min value of semaphore is 0)</text:span><text:span text:style-name="T58"> but not Disjkstra’s since that also maintains the reflection of number of waiting threads </text:span><text:span text:style-name="T60">(</text:span><text:span text:style-name="T58">when a semaphore is negative</text:span><text:span text:style-name="T60">)</text:span><text:span text:style-name="T58">. </text:span></text:p>
      <text:p text:style-name="P29">31.8 Summary</text:p>
      <text:p text:style-name="P30">Semaphores are a powerful annd flexibile primitive for writing concurrent programs. </text:p>
      <text:p text:style-name="P31"><text:span text:style-name="T10">Allen Downey’s</text:span> book on concurrency and programming with semaphores <text:span text:style-name="T61">(a lot of puzzles)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09:11:29.565920008</meta:creation-date>
    <dc:date>2021-01-08T10:11:53.051176451</dc:date>
    <meta:editing-duration>PT1H58M46S</meta:editing-duration>
    <meta:editing-cycles>149</meta:editing-cycles>
    <meta:generator>LibreOffice/6.4.6.2$Linux_X86_64 LibreOffice_project/40$Build-2</meta:generator>
    <meta:document-statistic meta:table-count="0" meta:image-count="0" meta:object-count="0" meta:page-count="3" meta:paragraph-count="51" meta:word-count="796" meta:character-count="4848" meta:non-whitespace-character-count="4089"/>
  </office:meta>
</office:document-meta>
</file>